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ConfigurerBeanDefinitionParser.resolveId( Element element , AbstractBeanDefinition definition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ConfigurerBeanDefinitionParser.doParse( Element element , ParserContext parserContext , BeanDefinition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reeMarkerConfigurerBeanDefinitionParser.getBeanClassN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